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paragraph-rsid="00148897"/>
    </style:style>
    <style:style style:name="T1" style:family="text">
      <style:text-properties fo:font-variant="normal" fo:text-transform="none" fo:color="#001264" loext:opacity="64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000b4c" loext:opacity="55%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officeooo:rsid="00148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a xlink:type="simple" xlink:href="https://www.ine.es/dyngs/Prensa/TICH2024.htm" text:style-name="Internet_20_link" text:visited-style-name="Visited_20_Internet_20_Link">https://www.ine.es/dyngs/Prensa/TICH2024.htm</text:a></text:p>
      <text:p text:style-name="P1"><text:a xlink:type="simple" xlink:href="https://www.ine.es/dyngs/Prensa/TICH2024.htm" text:style-name="Internet_20_link" text:visited-style-name="Visited_20_Internet_20_Link"/></text:p>
      <text:p text:style-name="P1"><text:span text:style-name="T4">CSVs CONCAT</text:span></text:p>
      <text:p text:style-name="P1"/>
      <text:p text:style-name="P1"><text:a xlink:type="simple" xlink:href="https://www.ine.es/dyngs/INEbase/operacion.htm?c=Estadistica_C&amp;cid=1254736176741&amp;menu=ultiDatos&amp;idp=1254735576692" text:style-name="Internet_20_link" text:visited-style-name="Visited_20_Internet_20_Link">https://www.ine.es/dyngs/INEbase/operacion.htm?c=Estadistica_C&amp;cid=1254736176741&amp;menu=ultiDatos&amp;idp=1254735576692</text:a></text:p>
      <text:p text:style-name="P1"/>
      <text:p text:style-name="P1"><text:span text:style-name="T2">Uso de Internet por Comunidades y Ciudades Autónomas y frecuencia de uso.</text:span><text:line-break/><text:a xlink:type="simple" xlink:href="https://www.ine.es/jaxi/Tabla.htm?tpx=70476&amp;L=0" office:target-frame-name="_blank" xlink:show="new" text:style-name="Internet_20_link" text:visited-style-name="Visited_20_Internet_20_Link"><text:span text:style-name="T1">https://www.ine.es/jaxi/Tabla.htm?tpx=70476&amp;L=0</text:span></text:a><text:line-break/><text:span text:style-name="T2">Uso de comercio electrónico, por motivos particulares, por características demográficas y frecuencia de uso de compra.</text:span><text:line-break/><text:a xlink:type="simple" xlink:href="https://www.ine.es/jaxi/Tabla.htm?tpx=70418&amp;L=0" office:target-frame-name="_blank" xlink:show="new" text:style-name="Internet_20_link" text:visited-style-name="Visited_20_Internet_20_Link"><text:span text:style-name="T3">https://www.ine.es/jaxi/Tabla.htm?tpx=70418&amp;L=0</text:span></text:a><text:line-break/><text:span text:style-name="T2">Incidencia del teletrabajo por Comunidades y Ciudades Autónomas.</text:span><text:line-break/><text:a xlink:type="simple" xlink:href="https://www.ine.es/jaxi/Tabla.htm?tpx=70502&amp;L=0" text:style-name="Internet_20_link" text:visited-style-name="Visited_20_Internet_20_Link"><text:span text:style-name="T1">https://www.ine.es/jaxi/Tabla.htm?tpx=70502&amp;L=0</text:span></text:a></text:p>
      <text:p text:style-name="P1"><text:span text:style-name="T1"/></text:p>
      <text:p text:style-name="P1"><text:span text:style-name="T1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3:28.643260939</meta:creation-date>
    <dc:date>2025-04-23T15:31:07.381895414</dc:date>
    <meta:editing-duration>PT7M40S</meta:editing-duration>
    <meta:editing-cycles>1</meta:editing-cycles>
    <meta:document-statistic meta:table-count="0" meta:image-count="0" meta:object-count="0" meta:page-count="1" meta:paragraph-count="4" meta:word-count="43" meta:character-count="569" meta:non-whitespace-character-count="530"/>
    <meta:generator>LibreOffice/24.2.7.2$Linux_X86_64 LibreOffice_project/420$Build-2</meta:generator>
  </office:meta>
</office:document-meta>
</file>